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0.9556in" style:rel-column-width="9356*"/>
    </style:style>
    <style:style style:name="Tabelle1.B" style:family="table-column">
      <style:table-column-properties style:column-width="1.8917in" style:rel-column-width="18522*"/>
    </style:style>
    <style:style style:name="Tabelle1.C" style:family="table-column">
      <style:table-column-properties style:column-width="1.9646in" style:rel-column-width="19236*"/>
    </style:style>
    <style:style style:name="Tabelle1.D" style:family="table-column">
      <style:table-column-properties style:column-width="1.0417in" style:rel-column-width="10199*"/>
    </style:style>
    <style:style style:name="Tabelle1.E" style:family="table-column">
      <style:table-column-properties style:column-width="0.3764in" style:rel-column-width="3685*"/>
    </style:style>
    <style:style style:name="Tabelle1.F" style:family="table-column">
      <style:table-column-properties style:column-width="0.2486in" style:rel-column-width="2434*"/>
    </style:style>
    <style:style style:name="Tabelle1.G" style:family="table-column">
      <style:table-column-properties style:column-width="0.2146in" style:rel-column-width="2103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G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9356*"/>
    </style:style>
    <style:style style:name="Table1.B" style:family="table-column">
      <style:table-column-properties style:column-width="1.8917in" style:rel-column-width="18522*"/>
    </style:style>
    <style:style style:name="Table1.C" style:family="table-column">
      <style:table-column-properties style:column-width="1.9646in" style:rel-column-width="19236*"/>
    </style:style>
    <style:style style:name="Table1.D" style:family="table-column">
      <style:table-column-properties style:column-width="1.0417in" style:rel-column-width="10199*"/>
    </style:style>
    <style:style style:name="Table1.E" style:family="table-column">
      <style:table-column-properties style:column-width="0.3764in" style:rel-column-width="3685*"/>
    </style:style>
    <style:style style:name="Table1.F" style:family="table-column">
      <style:table-column-properties style:column-width="0.2486in" style:rel-column-width="2434*"/>
    </style:style>
    <style:style style:name="Table1.G" style:family="table-column">
      <style:table-column-properties style:column-width="0.2146in" style:rel-column-width="210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56in" style:rel-column-width="9356*"/>
    </style:style>
    <style:style style:name="Table2.B" style:family="table-column">
      <style:table-column-properties style:column-width="1.8917in" style:rel-column-width="18522*"/>
    </style:style>
    <style:style style:name="Table2.C" style:family="table-column">
      <style:table-column-properties style:column-width="1.9646in" style:rel-column-width="19236*"/>
    </style:style>
    <style:style style:name="Table2.D" style:family="table-column">
      <style:table-column-properties style:column-width="1.0417in" style:rel-column-width="10199*"/>
    </style:style>
    <style:style style:name="Table2.E" style:family="table-column">
      <style:table-column-properties style:column-width="0.3764in" style:rel-column-width="3685*"/>
    </style:style>
    <style:style style:name="Table2.F" style:family="table-column">
      <style:table-column-properties style:column-width="0.2486in" style:rel-column-width="2434*"/>
    </style:style>
    <style:style style:name="Table2.G" style:family="table-column">
      <style:table-column-properties style:column-width="0.2146in" style:rel-column-width="210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G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9556in" style:rel-column-width="9356*"/>
    </style:style>
    <style:style style:name="Table3.B" style:family="table-column">
      <style:table-column-properties style:column-width="1.8917in" style:rel-column-width="18522*"/>
    </style:style>
    <style:style style:name="Table3.C" style:family="table-column">
      <style:table-column-properties style:column-width="1.9646in" style:rel-column-width="19236*"/>
    </style:style>
    <style:style style:name="Table3.D" style:family="table-column">
      <style:table-column-properties style:column-width="1.0417in" style:rel-column-width="10199*"/>
    </style:style>
    <style:style style:name="Table3.E" style:family="table-column">
      <style:table-column-properties style:column-width="0.3764in" style:rel-column-width="3685*"/>
    </style:style>
    <style:style style:name="Table3.F" style:family="table-column">
      <style:table-column-properties style:column-width="0.2486in" style:rel-column-width="2434*"/>
    </style:style>
    <style:style style:name="Table3.G" style:family="table-column">
      <style:table-column-properties style:column-width="0.2146in" style:rel-column-width="210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G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9556in" style:rel-column-width="9356*"/>
    </style:style>
    <style:style style:name="Table4.B" style:family="table-column">
      <style:table-column-properties style:column-width="1.8917in" style:rel-column-width="18522*"/>
    </style:style>
    <style:style style:name="Table4.C" style:family="table-column">
      <style:table-column-properties style:column-width="1.9646in" style:rel-column-width="19236*"/>
    </style:style>
    <style:style style:name="Table4.D" style:family="table-column">
      <style:table-column-properties style:column-width="1.0417in" style:rel-column-width="10199*"/>
    </style:style>
    <style:style style:name="Table4.E" style:family="table-column">
      <style:table-column-properties style:column-width="0.3764in" style:rel-column-width="3685*"/>
    </style:style>
    <style:style style:name="Table4.F" style:family="table-column">
      <style:table-column-properties style:column-width="0.2486in" style:rel-column-width="2434*"/>
    </style:style>
    <style:style style:name="Table4.G" style:family="table-column">
      <style:table-column-properties style:column-width="0.2146in" style:rel-column-width="210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G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9556in" style:rel-column-width="9356*"/>
    </style:style>
    <style:style style:name="Table5.B" style:family="table-column">
      <style:table-column-properties style:column-width="1.8917in" style:rel-column-width="18522*"/>
    </style:style>
    <style:style style:name="Table5.C" style:family="table-column">
      <style:table-column-properties style:column-width="1.9646in" style:rel-column-width="19236*"/>
    </style:style>
    <style:style style:name="Table5.D" style:family="table-column">
      <style:table-column-properties style:column-width="1.0417in" style:rel-column-width="10199*"/>
    </style:style>
    <style:style style:name="Table5.E" style:family="table-column">
      <style:table-column-properties style:column-width="0.3764in" style:rel-column-width="3685*"/>
    </style:style>
    <style:style style:name="Table5.F" style:family="table-column">
      <style:table-column-properties style:column-width="0.2486in" style:rel-column-width="2434*"/>
    </style:style>
    <style:style style:name="Table5.G" style:family="table-column">
      <style:table-column-properties style:column-width="0.2146in" style:rel-column-width="210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G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556in" style:rel-column-width="9356*"/>
    </style:style>
    <style:style style:name="Table6.B" style:family="table-column">
      <style:table-column-properties style:column-width="1.8917in" style:rel-column-width="18522*"/>
    </style:style>
    <style:style style:name="Table6.C" style:family="table-column">
      <style:table-column-properties style:column-width="1.9646in" style:rel-column-width="19236*"/>
    </style:style>
    <style:style style:name="Table6.D" style:family="table-column">
      <style:table-column-properties style:column-width="1.0417in" style:rel-column-width="10199*"/>
    </style:style>
    <style:style style:name="Table6.E" style:family="table-column">
      <style:table-column-properties style:column-width="0.3764in" style:rel-column-width="3685*"/>
    </style:style>
    <style:style style:name="Table6.F" style:family="table-column">
      <style:table-column-properties style:column-width="0.2486in" style:rel-column-width="2434*"/>
    </style:style>
    <style:style style:name="Table6.G" style:family="table-column">
      <style:table-column-properties style:column-width="0.2146in" style:rel-column-width="210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G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556in" style:rel-column-width="9356*"/>
    </style:style>
    <style:style style:name="Table7.B" style:family="table-column">
      <style:table-column-properties style:column-width="1.8917in" style:rel-column-width="18522*"/>
    </style:style>
    <style:style style:name="Table7.C" style:family="table-column">
      <style:table-column-properties style:column-width="1.9646in" style:rel-column-width="19236*"/>
    </style:style>
    <style:style style:name="Table7.D" style:family="table-column">
      <style:table-column-properties style:column-width="1.0417in" style:rel-column-width="10199*"/>
    </style:style>
    <style:style style:name="Table7.E" style:family="table-column">
      <style:table-column-properties style:column-width="0.3764in" style:rel-column-width="3685*"/>
    </style:style>
    <style:style style:name="Table7.F" style:family="table-column">
      <style:table-column-properties style:column-width="0.2486in" style:rel-column-width="2434*"/>
    </style:style>
    <style:style style:name="Table7.G" style:family="table-column">
      <style:table-column-properties style:column-width="0.2146in" style:rel-column-width="210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G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9556in" style:rel-column-width="9356*"/>
    </style:style>
    <style:style style:name="Table8.B" style:family="table-column">
      <style:table-column-properties style:column-width="1.8917in" style:rel-column-width="18522*"/>
    </style:style>
    <style:style style:name="Table8.C" style:family="table-column">
      <style:table-column-properties style:column-width="1.9646in" style:rel-column-width="19236*"/>
    </style:style>
    <style:style style:name="Table8.D" style:family="table-column">
      <style:table-column-properties style:column-width="1.0417in" style:rel-column-width="10199*"/>
    </style:style>
    <style:style style:name="Table8.E" style:family="table-column">
      <style:table-column-properties style:column-width="0.3764in" style:rel-column-width="3685*"/>
    </style:style>
    <style:style style:name="Table8.F" style:family="table-column">
      <style:table-column-properties style:column-width="0.2486in" style:rel-column-width="2434*"/>
    </style:style>
    <style:style style:name="Table8.G" style:family="table-column">
      <style:table-column-properties style:column-width="0.2146in" style:rel-column-width="210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G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9556in" style:rel-column-width="9356*"/>
    </style:style>
    <style:style style:name="Table9.B" style:family="table-column">
      <style:table-column-properties style:column-width="1.8917in" style:rel-column-width="18522*"/>
    </style:style>
    <style:style style:name="Table9.C" style:family="table-column">
      <style:table-column-properties style:column-width="1.9646in" style:rel-column-width="19236*"/>
    </style:style>
    <style:style style:name="Table9.D" style:family="table-column">
      <style:table-column-properties style:column-width="1.0417in" style:rel-column-width="10199*"/>
    </style:style>
    <style:style style:name="Table9.E" style:family="table-column">
      <style:table-column-properties style:column-width="0.3764in" style:rel-column-width="3685*"/>
    </style:style>
    <style:style style:name="Table9.F" style:family="table-column">
      <style:table-column-properties style:column-width="0.2486in" style:rel-column-width="2434*"/>
    </style:style>
    <style:style style:name="Table9.G" style:family="table-column">
      <style:table-column-properties style:column-width="0.2146in" style:rel-column-width="2103*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G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0.9556in" style:rel-column-width="9356*"/>
    </style:style>
    <style:style style:name="Table10.B" style:family="table-column">
      <style:table-column-properties style:column-width="1.8917in" style:rel-column-width="18522*"/>
    </style:style>
    <style:style style:name="Table10.C" style:family="table-column">
      <style:table-column-properties style:column-width="1.9646in" style:rel-column-width="19236*"/>
    </style:style>
    <style:style style:name="Table10.D" style:family="table-column">
      <style:table-column-properties style:column-width="1.0417in" style:rel-column-width="10199*"/>
    </style:style>
    <style:style style:name="Table10.E" style:family="table-column">
      <style:table-column-properties style:column-width="0.3764in" style:rel-column-width="3685*"/>
    </style:style>
    <style:style style:name="Table10.F" style:family="table-column">
      <style:table-column-properties style:column-width="0.2486in" style:rel-column-width="2434*"/>
    </style:style>
    <style:style style:name="Table10.G" style:family="table-column">
      <style:table-column-properties style:column-width="0.2146in" style:rel-column-width="210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G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0.9556in" style:rel-column-width="9356*"/>
    </style:style>
    <style:style style:name="Table11.B" style:family="table-column">
      <style:table-column-properties style:column-width="1.8917in" style:rel-column-width="18522*"/>
    </style:style>
    <style:style style:name="Table11.C" style:family="table-column">
      <style:table-column-properties style:column-width="1.9646in" style:rel-column-width="19236*"/>
    </style:style>
    <style:style style:name="Table11.D" style:family="table-column">
      <style:table-column-properties style:column-width="1.0417in" style:rel-column-width="10199*"/>
    </style:style>
    <style:style style:name="Table11.E" style:family="table-column">
      <style:table-column-properties style:column-width="0.3764in" style:rel-column-width="3685*"/>
    </style:style>
    <style:style style:name="Table11.F" style:family="table-column">
      <style:table-column-properties style:column-width="0.2486in" style:rel-column-width="2434*"/>
    </style:style>
    <style:style style:name="Table11.G" style:family="table-column">
      <style:table-column-properties style:column-width="0.2146in" style:rel-column-width="2103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G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G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K-MM-Rem-Short">Jus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SK-MM-Rem">JUSTICIA ADHATODA</text:p>
          </table:table-cell>
          <table:table-cell table:style-name="Tabelle1.A1" office:value-type="string">
            <text:p text:style-name="Standard">L1</text:p>
          </table:table-cell>
          <table:table-cell table:style-name="Tabelle1.A1" office:value-type="string">
            <text:p text:style-name="Standard">L2</text:p>
          </table:table-cell>
          <table:table-cell table:style-name="Tabelle1.A1" office:value-type="string">
            <text:p text:style-name="Standard">L3</text:p>
          </table:table-cell>
          <table:table-cell table:style-name="Tabelle1.A1" office:value-type="string">
            <text:p text:style-name="Standard">fnote</text:p>
          </table:table-cell>
          <table:table-cell table:style-name="Tabelle1.A1" office:value-type="string">
            <text:p text:style-name="Standard"/>
          </table:table-cell>
          <table:table-cell table:style-name="Tabelle1.G1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>Region </text:p>
          </table:table-cell>
          <table:table-cell table:style-name="Tabelle1.A2" office:value-type="string">
            <text:p text:style-name="SK-MM-L1">Nerves</text:p>
          </table:table-cell>
          <table:table-cell table:style-name="Tabelle1.A2" office:value-type="string">
            <text:p text:style-name="SK-MM-L2">Cerebro-spinal</text:p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Region"/>
          </table:table-cell>
          <table:table-cell table:style-name="Tabelle1.A2" office:value-type="string">
            <text:p text:style-name="SK-MM-L1">Respiratory membranes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>Worse</text:p>
          </table:table-cell>
          <table:table-cell table:style-name="Tabelle1.A2" office:value-type="string">
            <text:p text:style-name="SK-MM-L1">Close room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Dust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Noise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SK-MM-Worse"/>
          </table:table-cell>
          <table:table-cell table:style-name="Tabelle1.A2" office:value-type="string">
            <text:p text:style-name="SK-MM-L1">Eating</text:p>
          </table:table-cell>
          <table:table-cell table:style-name="Tabelle1.A2" office:value-type="string">
            <text:p text:style-name="SK-MM-L2"/>
          </table:table-cell>
          <table:table-cell table:style-name="Tabelle1.A2" office:value-type="string">
            <text:p text:style-name="SK-MM-L3"/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Standard"><text:line-break/></text:p>
      <text:p text:style-name="Primary">Sensitive. </text:p>
      <text:p text:style-name="Primary"/>
      <text:p text:style-name="Secondary">Generalized dry catarrh. </text:p>
      <text:p text:style-name="Secondary">Fits of sneezing, with lachrymation and loss of smell and taste. </text:p>
      <text:p text:style-name="Secondary">Coryza; fluent; acrid; with violent sneezing, coughing or asthmatic attacks. </text:p>
      <text:p text:style-name="Secondary">Long paroxysms of violent retching cough; as if chest would burst; with a bronchial rattle; obstructing the breath; with sneezing, stiffening out (Ip.), trembling or convulsions; with fever. </text:p>
      <text:p text:style-name="Secondary">Whooping cough. </text:p>
      <text:p text:style-name="Secondary">Tough expectoration. </text:p>
      <text:p text:style-name="Secondary">Puffy hands and feet in A.M. </text:p>
      <text:p text:style-name="Secondary">Chilliness. </text:p>
      <text:p text:style-name="SK-MM-Remedy-Reference">Related: Ip. Dros. Pul.</text:p>
      <text:p text:style-name="Standard"/>
      <text:p text:style-name="SK-MM-Rem-Short">Kali-a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SK-MM-Rem">KALIUM ARSENICOSUM</text:p>
          </table:table-cell>
          <table:table-cell table:style-name="Table1.A1" office:value-type="string">
            <text:p text:style-name="Standard">L1</text:p>
          </table:table-cell>
          <table:table-cell table:style-name="Table1.A1" office:value-type="string">
            <text:p text:style-name="Standard">L2</text:p>
          </table:table-cell>
          <table:table-cell table:style-name="Table1.A1" office:value-type="string">
            <text:p text:style-name="Standard">L3</text:p>
          </table:table-cell>
          <table:table-cell table:style-name="Table1.A1" office:value-type="string">
            <text:p text:style-name="Standard">fnote</text:p>
          </table:table-cell>
          <table:table-cell table:style-name="Table1.A1" office:value-type="string">
            <text:p text:style-name="Standard"/>
          </table:table-cell>
          <table:table-cell table:style-name="Table1.G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Region">Region</text:p>
          </table:table-cell>
          <table:table-cell table:style-name="Table1.A2" office:value-type="string">
            <text:p text:style-name="SK-MM-L1">Cardio-vascular system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>Worse</text:p>
          </table:table-cell>
          <table:table-cell table:style-name="Table1.A2" office:value-type="string">
            <text:p text:style-name="SK-MM-L1"><text:span text:style-name="Emphasis">Touch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<text:span text:style-name="Emphasis">Noise</text:span>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Cold feet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/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Worse"/>
          </table:table-cell>
          <table:table-cell table:style-name="Table1.A2" office:value-type="string">
            <text:p text:style-name="SK-MM-L1">-3 A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SK-MM-Better">Better</text:p>
          </table:table-cell>
          <table:table-cell table:style-name="Table1.A2" office:value-type="string">
            <text:p text:style-name="SK-MM-L1">Rainy days</text:p>
          </table:table-cell>
          <table:table-cell table:style-name="Table1.A2" office:value-type="string">
            <text:p text:style-name="SK-MM-L2"/>
          </table:table-cell>
          <table:table-cell table:style-name="Table1.A2" office:value-type="string">
            <text:p text:style-name="SK-MM-L3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G2" office:value-type="string">
            <text:p text:style-name="Standard"/>
          </table:table-cell>
        </table:table-row>
      </table:table>
      <text:p text:style-name="Standard"><text:line-break/></text:p>
      <text:p text:style-name="SK-MM-Remedy-Reference">Complementary: Ars. Pho. Psor. Related: Kali-c. Merc. Phyt. Pul.</text:p>
      <text:p text:style-name="SK-MM-Remedy-Reference"/>
      <text:p text:style-name="Standard"/>
      <text:p text:style-name="SK-MM-Rem-Short"><text:soft-page-break/>Kali-bi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SK-MM-Rem">KALIUM BICHROMICUM</text:p>
          </table:table-cell>
          <table:table-cell table:style-name="Table2.A1" office:value-type="string">
            <text:p text:style-name="Standard">L1</text:p>
          </table:table-cell>
          <table:table-cell table:style-name="Table2.A1" office:value-type="string">
            <text:p text:style-name="Standard">L2</text:p>
          </table:table-cell>
          <table:table-cell table:style-name="Table2.A1" office:value-type="string">
            <text:p text:style-name="Standard">L3</text:p>
          </table:table-cell>
          <table:table-cell table:style-name="Table2.A1" office:value-type="string">
            <text:p text:style-name="Standard">fnote</text:p>
          </table:table-cell>
          <table:table-cell table:style-name="Table2.A1" office:value-type="string">
            <text:p text:style-name="Standard"/>
          </table:table-cell>
          <table:table-cell table:style-name="Table2.G1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>Region </text:p>
          </table:table-cell>
          <table:table-cell table:style-name="Table2.A2" office:value-type="string">
            <text:p text:style-name="SK-MM-L1"><text:span text:style-name="Strong_20_Emphasis">MUCOUS MEMBRANES</text:span></text:p>
          </table:table-cell>
          <table:table-cell table:style-name="Table2.A2" office:value-type="string">
            <text:p text:style-name="SK-MM-L2">Air passages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Strong_20_Emphasis">NOSE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Pharynx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Stomach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Duodenum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Fibrous tissue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Ligament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Strong_20_Emphasis">JOINTS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Ski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<text:span text:style-name="Emphasis">Circulation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Kidneys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Region"/>
          </table:table-cell>
          <table:table-cell table:style-name="Table2.A2" office:value-type="string">
            <text:p text:style-name="SK-MM-L1">Root of nosetongueor penisetc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>Worse</text:p>
          </table:table-cell>
          <table:table-cell table:style-name="Table2.A2" office:value-type="string">
            <text:p text:style-name="SK-MM-L1"><text:span text:style-name="Strong_20_Emphasis">COLD</text:span></text:p>
          </table:table-cell>
          <table:table-cell table:style-name="Table2.A2" office:value-type="string">
            <text:p text:style-name="SK-MM-L2"><text:span text:style-name="Emphasis">Damp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Open air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Spring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K-MM-L1"/>
          </table:table-cell>
          <table:table-cell table:style-name="Table2.A2" office:value-type="string">
            <text:p text:style-name="SK-MM-L2"><text:span text:style-name="Emphasis">Undressing</text:span></text:p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Strong_20_Emphasis">MORNING</text:span>after sleep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2-3 A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Protruding tongue (Cis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Hot weather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Alcohol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<text:span text:style-name="Emphasis">Beer</text:span>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Worse"/>
          </table:table-cell>
          <table:table-cell table:style-name="Table2.A2" office:value-type="string">
            <text:p text:style-name="SK-MM-L1">Suppressed catarrh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>Better</text:p>
          </table:table-cell>
          <table:table-cell table:style-name="Table2.A2" office:value-type="string">
            <text:p text:style-name="SK-MM-L1">Heat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  <table:table-row>
          <table:table-cell table:style-name="Table2.A2" office:value-type="string">
            <text:p text:style-name="SK-MM-Better"/>
          </table:table-cell>
          <table:table-cell table:style-name="Table2.A2" office:value-type="string">
            <text:p text:style-name="SK-MM-L1">Motion</text:p>
          </table:table-cell>
          <table:table-cell table:style-name="Table2.A2" office:value-type="string">
            <text:p text:style-name="SK-MM-L2"/>
          </table:table-cell>
          <table:table-cell table:style-name="Table2.A2" office:value-type="string">
            <text:p text:style-name="SK-MM-L3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G2" office:value-type="string">
            <text:p text:style-name="Standard"/>
          </table:table-cell>
        </table:table-row>
      </table:table>
      <text:p text:style-name="Standard"><text:line-break/></text:p>
      <text:p text:style-name="Primary"><text:soft-page-break/><text:span text:style-name="Emphasis">Slow, </text:span>deep processes; little fever, but great weakness. </text:p>
      <text:p text:style-name="Primary">Sickly, chilly and cachectic. </text:p>
      <text:p text:style-name="Primary">Fair, fat and sluggish. </text:p>
      <text:p text:style-name="Primary">Bitings, like bugs. </text:p>
      <text:p text:style-name="Primary"><text:span text:style-name="Strong_20_Emphasis">ADHESIVE SECRETIONS; </text:span>STICKY taste, expectoration, <text:span text:style-name="Emphasis">leucorrhœa, </text:span>foot-sweat, etc. </text:p>
      <text:p text:style-name="Primary"><text:span text:style-name="Strong_20_Emphasis">STRINGY, TOUGH, </text:span>lumpy or thick discharges. </text:p>
      <text:p text:style-name="Primary">Fibrous exudates going downward. </text:p>
      <text:p text:style-name="Primary"><text:span text:style-name="Emphasis">Yellow, </text:span>eyes, vision, tongue, etc. </text:p>
      <text:p text:style-name="Primary">Slow reaction. </text:p>
      <text:p text:style-name="Primary">Heaviness. </text:p>
      <text:p text:style-name="Primary">Crusts in nose, on skin, etc. </text:p>
      <text:p text:style-name="Primary">Pains in small spots; jump about and finally attack stomach. </text:p>
      <text:p text:style-name="Primary">Sharp stitches. </text:p>
      <text:p text:style-name="Primary">Ascending; gastric pains, chills, heats, etc. </text:p>
      <text:p text:style-name="Primary">Furred membranes. </text:p>
      <text:p text:style-name="Primary">Old catarrhs. </text:p>
      <text:p text:style-name="Primary"><text:span text:style-name="Emphasis">Ulcers; </text:span>with dark dots, deep perforating, round; look punched out; septal; peptic; with overhanging edges or thick crusts. </text:p>
      <text:p text:style-name="Primary">Like a solid block on forehead. </text:p>
      <text:p text:style-name="Primary">As of a hair on tongue, in nostril, etc. </text:p>
      <text:p text:style-name="Primary">Internal itching; vagina, lungs, etc. </text:p>
      <text:p text:style-name="Primary">Cracking joints. </text:p>
      <text:p text:style-name="Primary"/>
      <text:p text:style-name="Secondary">Indifferent. </text:p>
      <text:p text:style-name="Secondary">Indolent. </text:p>
      <text:p text:style-name="Secondary">Pains outward along (r) brow. </text:p>
      <text:p text:style-name="Secondary">Bristling hair. </text:p>
      <text:p text:style-name="Secondary"><text:span text:style-name="Emphasis">Blindness, </text:span>then pain over one eye, &lt; cold, &gt; pressing on root of nose. </text:p>
      <text:p text:style-name="Secondary">Migraine. </text:p>
      <text:p text:style-name="Secondary">Vision seems crossed, &gt; looking with one eye. </text:p>
      <text:p text:style-name="Secondary">Eye-lids red, itching; swelled, granular. </text:p>
      <text:p text:style-name="Secondary">Nose pains at bridge or root; pressure or stuffed at root; retains foul secretions. </text:p>
      <text:p text:style-name="Secondary">Abscess. </text:p>
      <text:p text:style-name="Secondary">Ozœna. </text:p>
      <text:p text:style-name="Secondary">Nasal discharges, <text:span text:style-name="Emphasis">acrid; </text:span>profuse; green clinkers. </text:p>
      <text:p text:style-name="Secondary">Nasal diphtheria. </text:p>
      <text:p text:style-name="Secondary">Snuffles. </text:p>
      <text:p text:style-name="Secondary">Radiating toothache; with swelled glands. </text:p>
      <text:p text:style-name="Secondary"><text:span text:style-name="Emphasis">Tongue, </text:span>glistens; cracked, smooth or heavy, lemon yellow cast; pains when protruded. </text:p>
      <text:p text:style-name="Secondary">Sticky mouth. </text:p>
      <text:p text:style-name="Secondary">Sweet, metallic taste. </text:p>
      <text:p text:style-name="Secondary">Hawks thick mucus; must wipe it away. </text:p>
      <text:p text:style-name="Secondary">Œdema of uvula. </text:p>
      <text:p text:style-name="Secondary">Fissured pharynx. </text:p>
      <text:p text:style-name="Secondary">Throat; dry; burning in; something sticks in; with pains into neck and shoulders. </text:p>
      <text:p text:style-name="Secondary">Craves beer. </text:p>
      <text:p text:style-name="Secondary">Regurgitates liquids. </text:p>
      <text:p text:style-name="Secondary">Vomits bright yellow water. </text:p>
      <text:p text:style-name="Secondary">Sore spot in stomach, or food lies like a load. </text:p>
      <text:p text:style-name="Secondary">Constriction from liver to shoulder. </text:p>
      <text:p text:style-name="Secondary">Gelatinous stools or gushes of brown, frothy water, then burning and tenesmus, &lt; after rising. </text:p>
      <text:p text:style-name="Secondary"><text:soft-page-break/>Heavy kidneys. </text:p>
      <text:p text:style-name="Secondary">A drop remains after urinating. </text:p>
      <text:p text:style-name="Secondary">Constriction at root of penis. </text:p>
      <text:p text:style-name="Secondary">Acrid leucorrhœa. </text:p>
      <text:p text:style-name="Secondary">Milk is stringy. </text:p>
      <text:p text:style-name="Secondary">Hoarseness. </text:p>
      <text:p text:style-name="Secondary">Laryngitis. </text:p>
      <text:p text:style-name="Secondary">Tickling cough, after eating; with eructations; &gt; heat; then vertigo. </text:p>
      <text:p text:style-name="Secondary">Under sternum; rawness; pains through to back. </text:p>
      <text:p text:style-name="Secondary">As of a bar across chest. </text:p>
      <text:p text:style-name="Secondary">Asthma. </text:p>
      <text:p text:style-name="Secondary">Deep cough with stringy expectoration. </text:p>
      <text:p text:style-name="Secondary">Heart weak; feels cold. </text:p>
      <text:p text:style-name="Secondary">Paralytic weakness of hands. </text:p>
      <text:p text:style-name="Secondary">Sciatica, &lt; flexing leg. </text:p>
      <text:p text:style-name="Secondary">Sore heels. </text:p>
      <text:p text:style-name="Secondary">Pains along border of foot. </text:p>
      <text:p text:style-name="Secondary">Stubborn suppuration. </text:p>
      <text:p text:style-name="Secondary">Pustules with black apices. </text:p>
      <text:p text:style-name="Secondary">Skin, &gt; in cold air. </text:p>
      <text:p text:style-name="Secondary">Hot flushes, then sticky sweat, then chill. </text:p>
      <text:p text:style-name="Secondary">Cold sweat on hands and feet. </text:p>
      <text:p text:style-name="Secondary">Chill with sweat. </text:p>
      <text:p text:style-name="SK-MM-Remedy-Reference">Complementary: Ars. Pho. Psor. Related: Kali-c. Merc. Phyt. Pul.</text:p>
      <text:p text:style-name="Standard"/>
      <text:p text:style-name="SK-MM-Rem-Short">Kali-bro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SK-MM-Rem">KALIUM BROMATUM</text:p>
          </table:table-cell>
          <table:table-cell table:style-name="Table3.A1" office:value-type="string">
            <text:p text:style-name="Standard">L1</text:p>
          </table:table-cell>
          <table:table-cell table:style-name="Table3.A1" office:value-type="string">
            <text:p text:style-name="Standard">L2</text:p>
          </table:table-cell>
          <table:table-cell table:style-name="Table3.A1" office:value-type="string">
            <text:p text:style-name="Standard">L3</text:p>
          </table:table-cell>
          <table:table-cell table:style-name="Table3.A1" office:value-type="string">
            <text:p text:style-name="Standard">fnote</text:p>
          </table:table-cell>
          <table:table-cell table:style-name="Table3.A1" office:value-type="string">
            <text:p text:style-name="Standard"/>
          </table:table-cell>
          <table:table-cell table:style-name="Table3.G1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</text:p>
          </table:table-cell>
          <table:table-cell table:style-name="Table3.A2" office:value-type="string">
            <text:p text:style-name="SK-MM-L1"><text:span text:style-name="Strong_20_Emphasis">MIND</text:span>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>Region </text:p>
          </table:table-cell>
          <table:table-cell table:style-name="Table3.A2" office:value-type="string">
            <text:p text:style-name="SK-MM-L1"><text:span text:style-name="Strong_20_Emphasis">NERVES</text:span></text:p>
          </table:table-cell>
          <table:table-cell table:style-name="Table3.A2" office:value-type="string">
            <text:p text:style-name="SK-MM-L2"><text:span text:style-name="Emphasis">Brain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<text:span text:style-name="Emphasis">Spine</text:span>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Genitals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Larynx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Region"/>
          </table:table-cell>
          <table:table-cell table:style-name="Table3.A2" office:value-type="string">
            <text:p text:style-name="SK-MM-L1">Ski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>Worse</text:p>
          </table:table-cell>
          <table:table-cell table:style-name="Table3.A2" office:value-type="string">
            <text:p text:style-name="SK-MM-L1">Mental exertion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Emotion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Periodically</text:p>
          </table:table-cell>
          <table:table-cell table:style-name="Table3.A2" office:value-type="string">
            <text:p text:style-name="SK-MM-L2">Night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Summer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MM-L1"/>
          </table:table-cell>
          <table:table-cell table:style-name="Table3.A2" office:value-type="string">
            <text:p text:style-name="SK-MM-L2">New moon</text:p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Sexual excesses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Worse"/>
          </table:table-cell>
          <table:table-cell table:style-name="Table3.A2" office:value-type="string">
            <text:p text:style-name="SK-MM-L1">Puberty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  <table:table-row>
          <table:table-cell table:style-name="Table3.A2" office:value-type="string">
            <text:p text:style-name="SK-MM-Better">Better</text:p>
          </table:table-cell>
          <table:table-cell table:style-name="Table3.A2" office:value-type="string">
            <text:p text:style-name="SK-MM-L1">When busy</text:p>
          </table:table-cell>
          <table:table-cell table:style-name="Table3.A2" office:value-type="string">
            <text:p text:style-name="SK-MM-L2"/>
          </table:table-cell>
          <table:table-cell table:style-name="Table3.A2" office:value-type="string">
            <text:p text:style-name="SK-MM-L3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G2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Primary">Slow onset. </text:p>
      <text:p text:style-name="Primary">No pain. </text:p>
      <text:p text:style-name="Primary">General numbness; &lt; occiput. </text:p>
      <text:p text:style-name="Primary"/>
      <text:p text:style-name="Secondary">Depressive delusions. </text:p>
      <text:p text:style-name="Secondary">Nervous. </text:p>
      <text:p text:style-name="Secondary">Suspicion; fears people, yet can't be alone, in the dark, etc.; looks on all sides; fidgety, busy hands, fumbles. </text:p>
      <text:p text:style-name="Secondary">Moves arms about wildly. </text:p>
      <text:p text:style-name="Secondary">Mania. </text:p>
      <text:p text:style-name="Secondary">Night terrors. </text:p>
      <text:p text:style-name="Secondary">Melancholy; remorse, wrings hands, bursts into tears, etc. </text:p>
      <text:p text:style-name="Secondary">Slow hesitates; omits or mixes up words. </text:p>
      <text:p text:style-name="Secondary">Indifference. </text:p>
      <text:p text:style-name="Secondary">Hebetude. </text:p>
      <text:p text:style-name="Secondary">Poor memory. </text:p>
      <text:p text:style-name="Secondary">Brain-fag. </text:p>
      <text:p text:style-name="Secondary">Vertigo, as if ground gave way. </text:p>
      <text:p text:style-name="Secondary">Catarrh descends to larynx (Am-bro.). </text:p>
      <text:p text:style-name="Secondary">Cutting colic. </text:p>
      <text:p text:style-name="Secondary">Green, watery stool; with rapid collapse. </text:p>
      <text:p text:style-name="Secondary">Cholera infantum. </text:p>
      <text:p text:style-name="Secondary">Depressed sexual power. </text:p>
      <text:p text:style-name="Secondary">Flooding of young women. </text:p>
      <text:p text:style-name="Secondary">Croupy cough. </text:p>
      <text:p text:style-name="Secondary">Cool skin. </text:p>
      <text:p text:style-name="Secondary">Acne. </text:p>
      <text:p text:style-name="Secondary">Sleepy. </text:p>
      <text:p text:style-name="SK-MM-Remedy-Reference">Antidote: Zin-pho. Related: Calc-c. Con. Op. Stram.</text:p>
      <text:p text:style-name="Standard"/>
      <text:p text:style-name="SK-MM-Rem-Short">Kali-c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SK-MM-Rem">KALIUM CARBONICUM</text:p>
          </table:table-cell>
          <table:table-cell table:style-name="Table4.A1" office:value-type="string">
            <text:p text:style-name="Standard">L1</text:p>
          </table:table-cell>
          <table:table-cell table:style-name="Table4.A1" office:value-type="string">
            <text:p text:style-name="Standard">L2</text:p>
          </table:table-cell>
          <table:table-cell table:style-name="Table4.A1" office:value-type="string">
            <text:p text:style-name="Standard">L3</text:p>
          </table:table-cell>
          <table:table-cell table:style-name="Table4.A1" office:value-type="string">
            <text:p text:style-name="Standard">fnote</text:p>
          </table:table-cell>
          <table:table-cell table:style-name="Table4.A1" office:value-type="string">
            <text:p text:style-name="Standard"/>
          </table:table-cell>
          <table:table-cell table:style-name="Table4.G1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 </text:p>
          </table:table-cell>
          <table:table-cell table:style-name="Table4.A2" office:value-type="string">
            <text:p text:style-name="SK-MM-L1"><text:span text:style-name="Emphasis">Muscles</text:span>; ligaments</text:p>
          </table:table-cell>
          <table:table-cell table:style-name="Table4.A2" office:value-type="string">
            <text:p text:style-name="SK-MM-L2"><text:span text:style-name="Strong_20_Emphasis">HEART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Uterus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LUMBAR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>Region</text:p>
          </table:table-cell>
          <table:table-cell table:style-name="Table4.A2" office:value-type="string">
            <text:p text:style-name="SK-MM-L1">SEROUS and mucous membranes</text:p>
          </table:table-cell>
          <table:table-cell table:style-name="Table4.A2" office:value-type="string">
            <text:p text:style-name="SK-MM-L2"><text:span text:style-name="Strong_20_Emphasis">CHEST</text:span></text:p>
          </table:table-cell>
          <table:table-cell table:style-name="Table4.A2" office:value-type="string">
            <text:p text:style-name="SK-MM-L3">R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>lower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Joint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<text:span text:style-name="Emphasis">Eyes</text:span>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Blood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Region"/>
          </table:table-cell>
          <table:table-cell table:style-name="Table4.A2" office:value-type="string">
            <text:p text:style-name="SK-MM-L1">Left side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ext:soft-page-break/>
        <table:table-row>
          <table:table-cell table:style-name="Table4.A2" office:value-type="string">
            <text:p text:style-name="SK-MM-Worse">Worse</text:p>
          </table:table-cell>
          <table:table-cell table:style-name="Table4.A2" office:value-type="string">
            <text:p text:style-name="SK-MM-L1"><text:span text:style-name="Emphasis">Cold</text:span></text:p>
          </table:table-cell>
          <table:table-cell table:style-name="Table4.A2" office:value-type="string">
            <text:p text:style-name="SK-MM-L2"><text:span text:style-name="Strong_20_Emphasis">AIR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Water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Draft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hanges after Overheating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Changes after exertion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<text:span text:style-name="Emphasis">Time</text:span></text:p>
          </table:table-cell>
          <table:table-cell table:style-name="Table4.A2" office:value-type="string">
            <text:p text:style-name="SK-MM-L2">2-3 A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Strong_20_Emphasis">M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<text:span text:style-name="Emphasis">Winter</text:span>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K-MM-L1"/>
          </table:table-cell>
          <table:table-cell table:style-name="Table4.A2" office:value-type="string">
            <text:p text:style-name="SK-MM-L2">Before menses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Lying</text:p>
          </table:table-cell>
          <table:table-cell table:style-name="Table4.A2" office:value-type="string">
            <text:p text:style-name="SK-MM-L2">On painful or left side</text:p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Loss of fluid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Worse"/>
          </table:table-cell>
          <table:table-cell table:style-name="Table4.A2" office:value-type="string">
            <text:p text:style-name="SK-MM-L1">After labo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>Better</text:p>
          </table:table-cell>
          <table:table-cell table:style-name="Table4.A2" office:value-type="string">
            <text:p text:style-name="SK-MM-L1">Warmth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Sitting with elbows on knees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  <table:table-row>
          <table:table-cell table:style-name="Table4.A2" office:value-type="string">
            <text:p text:style-name="SK-MM-Better"/>
          </table:table-cell>
          <table:table-cell table:style-name="Table4.A2" office:value-type="string">
            <text:p text:style-name="SK-MM-L1">Open air</text:p>
          </table:table-cell>
          <table:table-cell table:style-name="Table4.A2" office:value-type="string">
            <text:p text:style-name="SK-MM-L2"/>
          </table:table-cell>
          <table:table-cell table:style-name="Table4.A2" office:value-type="string">
            <text:p text:style-name="SK-MM-L3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WEAKENING, </text:span><text:span text:style-name="Emphasis">intellection; muscles, heart, </text:span>back, limbs, etc. </text:p>
      <text:p text:style-name="Primary">Gives out, leans on something or lies down; with backache, profuse secretions, sweat, etc. </text:p>
      <text:p text:style-name="Primary"><text:span text:style-name="Emphasis">Soft, </text:span>thin blooded and cold. </text:p>
      <text:p text:style-name="Primary">Old, fleshy, dropsical or paralytic. </text:p>
      <text:p text:style-name="Primary"><text:span text:style-name="Strong_20_Emphasis">SHARP STITCHINGS, </text:span>stabbings or catches in joints, <text:span text:style-name="Emphasis">muscles, </text:span>chest, head, epigastrium, back, etc. </text:p>
      <text:p text:style-name="Primary">Throbbing, <text:span text:style-name="Emphasis">numb or cold single parts, abdomen, </text:span>fingers, etc. </text:p>
      <text:p text:style-name="Primary">Acrid discharges. </text:p>
      <text:p text:style-name="Primary">Sub-acute conditions. </text:p>
      <text:p text:style-name="Primary">Parts lain on are painful and go to sleep. </text:p>
      <text:p text:style-name="Primary"/>
      <text:p text:style-name="Secondary">Peevish. </text:p>
      <text:p text:style-name="Secondary">Easily startled; &lt; touch; on dropping to sleep. </text:p>
      <text:p text:style-name="Secondary">Anxious aversion to solitude. </text:p>
      <text:p text:style-name="Secondary">Headaches, into eyes; wake from sleep. </text:p>
      <text:p text:style-name="Secondary">Eyes weak. </text:p>
      <text:p text:style-name="Secondary">Vision, spotted; like drops before. </text:p>
      <text:p text:style-name="Secondary">Puffs over, inner angle of eyes or baggy upper lids. </text:p>
      <text:p text:style-name="Secondary">Stitches out of ears. </text:p>
      <text:p text:style-name="Secondary">Head colds; go to chest. </text:p>
      <text:p text:style-name="Secondary">Nose stuffed, &gt; open air; swelled; yellow-green or crusty discharge. </text:p>
      <text:p text:style-name="Secondary">Puffy face. </text:p>
      <text:p text:style-name="Secondary">Slimy mouth. </text:p>
      <text:p text:style-name="Secondary"><text:soft-page-break/>Gray tongue. </text:p>
      <text:p text:style-name="Secondary">Itching gums. </text:p>
      <text:p text:style-name="Secondary">Hawks up tough mucus in A.M. </text:p>
      <text:p text:style-name="Secondary"><text:span text:style-name="Strong_20_Emphasis">DIFFICULT SWALLOWING. </text:span></text:p>
      <text:p text:style-name="Secondary">Salty regurgitation. </text:p>
      <text:p text:style-name="Secondary">Vomits sour mucus. </text:p>
      <text:p text:style-name="Secondary">Sensitive, distended stomach and abdomen. </text:p>
      <text:p text:style-name="Secondary"><text:span text:style-name="Emphasis">Fulness; </text:span>from but little, even after drinks; as if full of water. </text:p>
      <text:p text:style-name="Secondary">Anxious at epigastrium. </text:p>
      <text:p text:style-name="Secondary">Throbbing back of stomach; at navel. </text:p>
      <text:p text:style-name="Secondary">Gastric pains going to back, chest, limbs, etc. </text:p>
      <text:p text:style-name="Secondary">Flatulence. </text:p>
      <text:p text:style-name="Secondary">Hard tympanites. </text:p>
      <text:p text:style-name="Secondary">Stool difficult; of large, hard lumps, then burning or torn feeling. </text:p>
      <text:p text:style-name="Secondary">Piles inflamed, bleeding; descend when urinating or coughing, &gt; riding horseback; stick like fine needles, &gt; cool bathing. </text:p>
      <text:p text:style-name="Secondary">Burning in l. </text:p>
      <text:p text:style-name="Secondary">kidney. </text:p>
      <text:p text:style-name="Secondary">Nocturnal enuresis of adults. </text:p>
      <text:p text:style-name="Secondary">Urine foamy, with thick, tough red sediment. </text:p>
      <text:p text:style-name="Secondary">Delayed first menses. </text:p>
      <text:p text:style-name="Secondary">Amenorrhœa. </text:p>
      <text:p text:style-name="Secondary"><text:span text:style-name="Emphasis">Colic, </text:span>then irritating menses; &gt; washing. </text:p>
      <text:p text:style-name="Secondary">Inefficient labor pains. </text:p>
      <text:p text:style-name="Secondary">Catarrhal aphonia. </text:p>
      <text:p text:style-name="Secondary">Respiration short, &lt; least motion or walking; <text:span text:style-name="Emphasis">asthmatic, </text:span>alternating with diarrhœa; with vertigo. </text:p>
      <text:p text:style-name="Secondary">Incessant, hard retching or choking, futile cough; then vomiting. </text:p>
      <text:p text:style-name="Secondary">Pertussis. </text:p>
      <text:p text:style-name="Secondary">Lungs seem to stick to ribs. </text:p>
      <text:p text:style-name="Secondary">Pleurisy. </text:p>
      <text:p text:style-name="Secondary">Stabbing chest pains. </text:p>
      <text:p text:style-name="Secondary">Heart seems to hang by a thread; pains toward l. </text:p>
      <text:p text:style-name="Secondary">scapula. </text:p>
      <text:p text:style-name="Secondary">Palpitation; then weakness; in valvular disease. </text:p>
      <text:p text:style-name="Secondary">Arrhythmia. </text:p>
      <text:p text:style-name="Secondary">Cardiac degeneration. </text:p>
      <text:p text:style-name="Secondary">Fine stitches in mammæ. </text:p>
      <text:p text:style-name="Secondary">Everything affects the small of the back or pains start there. </text:p>
      <text:p text:style-name="Secondary">Back and legs give out; feel heavy. </text:p>
      <text:p text:style-name="Secondary">Lumbago. </text:p>
      <text:p text:style-name="Secondary">Arms weak; numb pinching in left. </text:p>
      <text:p text:style-name="Secondary">Painful tips of fingers and toes. </text:p>
      <text:p text:style-name="Secondary">Œdema of left foot. </text:p>
      <text:p text:style-name="Secondary">Sensitive soles; skin. </text:p>
      <text:p text:style-name="Secondary">Dry hair and skin. </text:p>
      <text:p text:style-name="Secondary">General itching or hives; during menses. </text:p>
      <text:p text:style-name="Secondary">Talks in sleep. </text:p>
      <text:p text:style-name="Secondary">Pulse small, <text:span text:style-name="Emphasis">soft, variable, </text:span>intermittent or dicrotic. </text:p>
      <text:p text:style-name="Secondary">Chilly; with hot hands; and sleepiness; in open air. </text:p>
      <text:p text:style-name="Secondary">Internal burning. </text:p>
      <text:p text:style-name="Secondary">Sweat scanty, foul on feet. </text:p>
      <text:p text:style-name="SK-MM-Remedy-Reference"><text:soft-page-break/>Complementary: Carb-v. Nit-ac. Pho. Related: Calc-Hypo. Lyc. Pho.</text:p>
      <text:p text:style-name="Standard"/>
      <text:p text:style-name="SK-MM-Rem-Short">Kali-chl.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SK-MM-Rem">KALIUM CHLORICUM</text:p>
          </table:table-cell>
          <table:table-cell table:style-name="Table5.A1" office:value-type="string">
            <text:p text:style-name="Standard">L1</text:p>
          </table:table-cell>
          <table:table-cell table:style-name="Table5.A1" office:value-type="string">
            <text:p text:style-name="Standard">L2</text:p>
          </table:table-cell>
          <table:table-cell table:style-name="Table5.A1" office:value-type="string">
            <text:p text:style-name="Standard">L3</text:p>
          </table:table-cell>
          <table:table-cell table:style-name="Table5.A1" office:value-type="string">
            <text:p text:style-name="Standard">fnote</text:p>
          </table:table-cell>
          <table:table-cell table:style-name="Table5.A1" office:value-type="string">
            <text:p text:style-name="Standard"/>
          </table:table-cell>
          <table:table-cell table:style-name="Table5.G1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>Region</text:p>
          </table:table-cell>
          <table:table-cell table:style-name="Table5.A2" office:value-type="string">
            <text:p text:style-name="SK-MM-L1">Bloo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Nerve sheath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Mouth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Rectum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Region"/>
          </table:table-cell>
          <table:table-cell table:style-name="Table5.A2" office:value-type="string">
            <text:p text:style-name="SK-MM-L1">Kidneys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>Worse</text:p>
          </table:table-cell>
          <table:table-cell table:style-name="Table5.A2" office:value-type="string">
            <text:p text:style-name="SK-MM-L1">Cold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  <table:table-row>
          <table:table-cell table:style-name="Table5.A2" office:value-type="string">
            <text:p text:style-name="SK-MM-Worse"/>
          </table:table-cell>
          <table:table-cell table:style-name="Table5.A2" office:value-type="string">
            <text:p text:style-name="SK-MM-L1">Mercury</text:p>
          </table:table-cell>
          <table:table-cell table:style-name="Table5.A2" office:value-type="string">
            <text:p text:style-name="SK-MM-L2"/>
          </table:table-cell>
          <table:table-cell table:style-name="Table5.A2" office:value-type="string">
            <text:p text:style-name="SK-MM-L3"/>
          </table:table-cell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G2" office:value-type="string">
            <text:p text:style-name="Standard"/>
          </table:table-cell>
        </table:table-row>
      </table:table>
      <text:p text:style-name="Standard"><text:line-break/></text:p>
      <text:p text:style-name="Primary">Profound prostration. </text:p>
      <text:p text:style-name="Primary"><text:span text:style-name="Emphasis">Coldness; </text:span>and easy hæmorrhage; nosebleed, bloody stools, etc. </text:p>
      <text:p text:style-name="Primary">Scurvy. </text:p>
      <text:p text:style-name="Primary">Fetid mouth, lochia, etc. </text:p>
      <text:p text:style-name="Primary">Gray, white, plastic exudates. </text:p>
      <text:p text:style-name="Primary"/>
      <text:p text:style-name="Secondary">Swelled face, in morning, ankles in evening. </text:p>
      <text:p text:style-name="Secondary">Mercurial salivation. </text:p>
      <text:p text:style-name="Secondary">Aphthæ. </text:p>
      <text:p text:style-name="Secondary">Noma. </text:p>
      <text:p text:style-name="Secondary">Sudden vomiting. </text:p>
      <text:p text:style-name="Secondary">Gas colic. </text:p>
      <text:p text:style-name="Secondary">Continuous rectal pain; in diarrhœa. </text:p>
      <text:p text:style-name="Secondary">Nephritis. </text:p>
      <text:p text:style-name="Secondary">Albuminuria. </text:p>
      <text:p text:style-name="Secondary">Constricted chest. </text:p>
      <text:p text:style-name="Secondary">Right pulse full, left small. </text:p>
      <text:p text:style-name="Secondary"><text:span text:style-name="Emphasis">Coldness; </text:span>in blood; tongue, throat, precordium, arms, feet, skin, etc. </text:p>
      <text:p text:style-name="SK-MM-Remedy-Reference">Antidotes: Merc. Nit-ac. Related: Iod. Sul. Syph.</text:p>
      <text:p text:style-name="Standard"/>
      <text:p text:style-name="SK-MM-Rem-Short">Kali-io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SK-MM-Rem">KALIUM IODATUM</text:p>
          </table:table-cell>
          <table:table-cell table:style-name="Table6.A1" office:value-type="string">
            <text:p text:style-name="Standard">L1</text:p>
          </table:table-cell>
          <table:table-cell table:style-name="Table6.A1" office:value-type="string">
            <text:p text:style-name="Standard">L2</text:p>
          </table:table-cell>
          <table:table-cell table:style-name="Table6.A1" office:value-type="string">
            <text:p text:style-name="Standard">L3</text:p>
          </table:table-cell>
          <table:table-cell table:style-name="Table6.A1" office:value-type="string">
            <text:p text:style-name="Standard">fnote</text:p>
          </table:table-cell>
          <table:table-cell table:style-name="Table6.A1" office:value-type="string">
            <text:p text:style-name="Standard"/>
          </table:table-cell>
          <table:table-cell table:style-name="Table6.G1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</text:p>
          </table:table-cell>
          <table:table-cell table:style-name="Table6.A2" office:value-type="string">
            <text:p text:style-name="SK-MM-L1"><text:span text:style-name="Emphasis">Glands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Frontal sinu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Nos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Eye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>Region </text:p>
          </table:table-cell>
          <table:table-cell table:style-name="Table6.A2" office:value-type="string">
            <text:p text:style-name="SK-MM-L1">Lungs</text:p>
          </table:table-cell>
          <table:table-cell table:style-name="Table6.A2" office:value-type="string">
            <text:p text:style-name="SK-MM-L2">Upper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ext:soft-page-break/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K-MM-L1"/>
          </table:table-cell>
          <table:table-cell table:style-name="Table6.A2" office:value-type="string">
            <text:p text:style-name="SK-MM-L2">Lobe</text:p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Region"/>
          </table:table-cell>
          <table:table-cell table:style-name="Table6.A2" office:value-type="string">
            <text:p text:style-name="SK-MM-L1">Periosteum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>Worse</text:p>
          </table:table-cell>
          <table:table-cell table:style-name="Table6.A2" office:value-type="string">
            <text:p text:style-name="SK-MM-L1"><text:span text:style-name="Emphasis">Hea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Pressure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Touch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<text:span text:style-name="Emphasis">Night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Damp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Mercury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hanging weathe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Jolting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Worse"/>
          </table:table-cell>
          <table:table-cell table:style-name="Table6.A2" office:value-type="string">
            <text:p text:style-name="SK-MM-L1">Cold foods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>Better</text:p>
          </table:table-cell>
          <table:table-cell table:style-name="Table6.A2" office:value-type="string">
            <text:p text:style-name="SK-MM-L1"><text:span text:style-name="Emphasis">Motion</text:span>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Cool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  <table:table-row>
          <table:table-cell table:style-name="Table6.A2" office:value-type="string">
            <text:p text:style-name="SK-MM-Better"/>
          </table:table-cell>
          <table:table-cell table:style-name="Table6.A2" office:value-type="string">
            <text:p text:style-name="SK-MM-L1">Open air</text:p>
          </table:table-cell>
          <table:table-cell table:style-name="Table6.A2" office:value-type="string">
            <text:p text:style-name="SK-MM-L2"/>
          </table:table-cell>
          <table:table-cell table:style-name="Table6.A2" office:value-type="string">
            <text:p text:style-name="SK-MM-L3"/>
          </table:table-cell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G2" office:value-type="string">
            <text:p text:style-name="Standard"/>
          </table:table-cell>
        </table:table-row>
      </table:table>
      <text:p text:style-name="Standard"><text:line-break/></text:p>
      <text:p text:style-name="Primary">Incipient organic changes; gouty-rheumatic, syphilitic, rickety, etc. </text:p>
      <text:p text:style-name="Primary">Many and diverse symptoms. </text:p>
      <text:p text:style-name="Primary">Feels used up. </text:p>
      <text:p text:style-name="Primary">Cachexy. </text:p>
      <text:p text:style-name="Primary">Stubborn chronicity. </text:p>
      <text:p text:style-name="Primary">Arterio-sclerosis. </text:p>
      <text:p text:style-name="Primary">Craves motion in open air. </text:p>
      <text:p text:style-name="Primary">Various symptoms. </text:p>
      <text:p text:style-name="Primary">Crushing or sharp stitching pains. </text:p>
      <text:p text:style-name="Primary"><text:span text:style-name="Emphasis">Weakness. </text:span></text:p>
      <text:p text:style-name="Primary"><text:span text:style-name="Strong_20_Emphasis">COPIOUS, </text:span><text:span text:style-name="Emphasis">watery, acrid, salty, </text:span>thick, green or foul discharges. </text:p>
      <text:p text:style-name="Primary">Catarrh. </text:p>
      <text:p text:style-name="Primary">Pains long after trauma. </text:p>
      <text:p text:style-name="Primary">Diffuse soreness; of affected part. </text:p>
      <text:p text:style-name="Primary">Œdematous swelling. </text:p>
      <text:p text:style-name="Primary"/>
      <text:p text:style-name="Secondary">Irritable, harsh tempered and cruel. </text:p>
      <text:p text:style-name="Secondary">Can't think. </text:p>
      <text:p text:style-name="Secondary">Despondent. </text:p>
      <text:p text:style-name="Secondary">Bad temper. </text:p>
      <text:p text:style-name="Secondary">Harsh. </text:p>
      <text:p text:style-name="Secondary">Head bone pains, lightning like, &lt; warmth or lying on part. </text:p>
      <text:p text:style-name="Secondary">Big head and small jaws; rickets. </text:p>
      <text:p text:style-name="Secondary">Tender spots on head. </text:p>
      <text:p text:style-name="Secondary">Bilateral headache. </text:p>
      <text:p text:style-name="Secondary">Scalp sore; fissured. </text:p>
      <text:p text:style-name="Secondary">Burning, <text:span text:style-name="Emphasis">watery, </text:span>puffy eyes. </text:p>
      <text:p text:style-name="Secondary">Chemosis. </text:p>
      <text:p text:style-name="Secondary"><text:soft-page-break/><text:span text:style-name="Emphasis">Tinnitus. </text:span></text:p>
      <text:p text:style-name="Secondary">Acrid coryza with dyspnœa and salivation. </text:p>
      <text:p text:style-name="Secondary">Burning throb in nasal and accessory cavities. </text:p>
      <text:p text:style-name="Secondary">Colds from every damp day. </text:p>
      <text:p text:style-name="Secondary">Red, swelled nose; tight pain at root, zygomæ and root of tongue. </text:p>
      <text:p text:style-name="Secondary">Takes cold. </text:p>
      <text:p text:style-name="Secondary">Violent sneezing. </text:p>
      <text:p text:style-name="Secondary"><text:span text:style-name="Emphasis">Acrid </text:span>watery coryza, &lt; cool air. </text:p>
      <text:p text:style-name="Secondary">Ozœna. </text:p>
      <text:p text:style-name="Secondary">Glutinous mucus on lips in A.M. </text:p>
      <text:p text:style-name="Secondary">(Zin-cl.). </text:p>
      <text:p text:style-name="Secondary">Nagging toothache. </text:p>
      <text:p text:style-name="Secondary">Taste salty; bitter on waking. </text:p>
      <text:p text:style-name="Secondary">Salivation. </text:p>
      <text:p text:style-name="Secondary">Sore-throat of speakers (Aru-t.). </text:p>
      <text:p text:style-name="Secondary">Flatulence; squeaking. </text:p>
      <text:p text:style-name="Secondary">Early diarrhœa of phthisis. </text:p>
      <text:p text:style-name="Secondary">Frequent stools and urine. </text:p>
      <text:p text:style-name="Secondary">Leucorrhœa, corrosive; like meat washings. </text:p>
      <text:p text:style-name="Secondary">Air hunger; with flatulency, in A.M. awakens strangling. </text:p>
      <text:p text:style-name="Secondary">Whistling, asthmatic breathing. </text:p>
      <text:p text:style-name="Secondary">Raw air-passages. </text:p>
      <text:p text:style-name="Secondary">Croupy hoarseness. </text:p>
      <text:p text:style-name="Secondary">Dry bronchitis. </text:p>
      <text:p text:style-name="Secondary">Frothy expectoration. </text:p>
      <text:p text:style-name="Secondary">Backward chest pains. </text:p>
      <text:p text:style-name="Secondary">Pneumonia. </text:p>
      <text:p text:style-name="Secondary">Pains sternum to back. </text:p>
      <text:p text:style-name="Secondary">Painful lumps; in scalp. </text:p>
      <text:p text:style-name="Secondary">Giant urticaria. </text:p>
      <text:p text:style-name="Secondary">Chilly in bones; in painful parts. </text:p>
      <text:p text:style-name="Secondary">Heat in evening; uncovers, then chills. </text:p>
      <text:p text:style-name="Secondary">Alternate heat and chill. </text:p>
      <text:p text:style-name="Secondary">Heat with shudders. </text:p>
      <text:p text:style-name="Secondary">Hot and dry, then drenching sweat. </text:p>
      <text:p text:style-name="Secondary">Profuse night sweats, which &gt;. </text:p>
      <text:p text:style-name="Secondary">Actinomycosis. </text:p>
      <text:p text:style-name="SK-MM-Remedy-Reference">Antidotes: Merc. Nit-ac. Related: Iod. Sul. Syph.</text:p>
      <text:p text:style-name="Standard"/>
      <text:p text:style-name="SK-MM-Rem-Short">Kali-m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SK-MM-Rem">KALIUM MURIATICUM</text:p>
          </table:table-cell>
          <table:table-cell table:style-name="Table7.A1" office:value-type="string">
            <text:p text:style-name="Standard">L1</text:p>
          </table:table-cell>
          <table:table-cell table:style-name="Table7.A1" office:value-type="string">
            <text:p text:style-name="Standard">L2</text:p>
          </table:table-cell>
          <table:table-cell table:style-name="Table7.A1" office:value-type="string">
            <text:p text:style-name="Standard">L3</text:p>
          </table:table-cell>
          <table:table-cell table:style-name="Table7.A1" office:value-type="string">
            <text:p text:style-name="Standard">fnote</text:p>
          </table:table-cell>
          <table:table-cell table:style-name="Table7.A1" office:value-type="string">
            <text:p text:style-name="Standard"/>
          </table:table-cell>
          <table:table-cell table:style-name="Table7.G1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>Region </text:p>
          </table:table-cell>
          <table:table-cell table:style-name="Table7.A2" office:value-type="string">
            <text:p text:style-name="SK-MM-L1"><text:span text:style-name="Strong_20_Emphasis">EPITHELIUM</text:span></text:p>
          </table:table-cell>
          <table:table-cell table:style-name="Table7.A2" office:value-type="string">
            <text:p text:style-name="SK-MM-L2"><text:span text:style-name="Emphasis">Throat</text:span>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Eustachian tube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K-MM-L1"/>
          </table:table-cell>
          <table:table-cell table:style-name="Table7.A2" office:value-type="string">
            <text:p text:style-name="SK-MM-L2">Middle ear</text:p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cous gland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Occiput (l)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ext:soft-page-break/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Muscl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Joint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Shoulder (R)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One side&lt; lef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Region"/>
          </table:table-cell>
          <table:table-cell table:style-name="Table7.A2" office:value-type="string">
            <text:p text:style-name="SK-MM-L1">Crosswise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>Worse</text:p>
          </table:table-cell>
          <table:table-cell table:style-name="Table7.A2" office:value-type="string">
            <text:p text:style-name="SK-MM-L1">Open air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Cold drinksdraft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Heat of bed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Ly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Night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Dampnes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Motio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Sprain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<text:span text:style-name="Emphasis">Fats</text:span>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Rich food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Worse"/>
          </table:table-cell>
          <table:table-cell table:style-name="Table7.A2" office:value-type="string">
            <text:p text:style-name="SK-MM-L1">During mense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>Better</text:p>
          </table:table-cell>
          <table:table-cell table:style-name="Table7.A2" office:value-type="string">
            <text:p text:style-name="SK-MM-L1">Cold drinks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Rubbing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  <table:table-row>
          <table:table-cell table:style-name="Table7.A2" office:value-type="string">
            <text:p text:style-name="SK-MM-Better"/>
          </table:table-cell>
          <table:table-cell table:style-name="Table7.A2" office:value-type="string">
            <text:p text:style-name="SK-MM-L1">Letting hair down</text:p>
          </table:table-cell>
          <table:table-cell table:style-name="Table7.A2" office:value-type="string">
            <text:p text:style-name="SK-MM-L2"/>
          </table:table-cell>
          <table:table-cell table:style-name="Table7.A2" office:value-type="string">
            <text:p text:style-name="SK-MM-L3"/>
          </table:table-cell>
          <table:table-cell table:style-name="Table7.A2" office:value-type="string">
            <text:p text:style-name="Standard"/>
          </table:table-cell>
          <table:table-cell table:style-name="Table7.A2" office:value-type="string">
            <text:p text:style-name="Standard"/>
          </table:table-cell>
          <table:table-cell table:style-name="Table7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WHITENESS. </text:span></text:p>
      <text:p text:style-name="Primary"><text:span text:style-name="Strong_20_Emphasis">MILKY WHITE, </text:span>viscid, sticky, thick, slimy or lumpy secretions. </text:p>
      <text:p text:style-name="Primary"><text:span text:style-name="Emphasis">Catarrhs. </text:span></text:p>
      <text:p text:style-name="Primary"><text:span text:style-name="Emphasis">Toughness. </text:span></text:p>
      <text:p text:style-name="Primary">Toughn plastic or fibrinous exudates. </text:p>
      <text:p text:style-name="Primary">Hard deposits. </text:p>
      <text:p text:style-name="Primary">Stubborn infiltrations. </text:p>
      <text:p text:style-name="Primary">Swelled glands. </text:p>
      <text:p text:style-name="Primary"><text:span text:style-name="Emphasis">Sore, </text:span>cutting (outward-Asaf.) or stitching, shifting pains. </text:p>
      <text:p text:style-name="Primary">Crawling. </text:p>
      <text:p text:style-name="Primary">Numbness. </text:p>
      <text:p text:style-name="Primary">Slow re-action. </text:p>
      <text:p text:style-name="Primary"/>
      <text:p text:style-name="Secondary">Irritable or angry; at trifles. </text:p>
      <text:p text:style-name="Secondary">Discontent, discouraged; fears evil. </text:p>
      <text:p text:style-name="Secondary">Sits in silence. </text:p>
      <text:p text:style-name="Secondary">Stunning shock in or a leaden load holds occiput down; &lt; binding hair, &gt; wraps. </text:p>
      <text:p text:style-name="Secondary">Brain feels loose. </text:p>
      <text:p text:style-name="Secondary">Copious, white dandruff. </text:p>
      <text:p text:style-name="Secondary">Head sweats. </text:p>
      <text:p text:style-name="Secondary"><text:soft-page-break/>Pustular cornea. </text:p>
      <text:p text:style-name="Secondary">Cloudy lens. </text:p>
      <text:p text:style-name="Secondary">Scintillations on coughing. </text:p>
      <text:p text:style-name="Secondary">Snapping, itching or as of a plug in ears. </text:p>
      <text:p text:style-name="Secondary"><text:span text:style-name="Emphasis">Deafness. </text:span></text:p>
      <text:p text:style-name="Secondary">Eustachian occlusion or soreness. </text:p>
      <text:p text:style-name="Secondary">Face bluish; sunken. </text:p>
      <text:p text:style-name="Secondary">Eruption around mouth. </text:p>
      <text:p text:style-name="Secondary">Tongue mapped; gray or white at base. </text:p>
      <text:p text:style-name="Secondary">Aphthæ. </text:p>
      <text:p text:style-name="Secondary">Scorbutic gums. </text:p>
      <text:p text:style-name="Secondary">Salty taste. </text:p>
      <text:p text:style-name="Secondary">Throat grayish-white; ulcerated; chronic sorethroat. </text:p>
      <text:p text:style-name="Secondary">Tonsils swelled; inflamed. </text:p>
      <text:p text:style-name="Secondary">Hawks out thick white mucus. </text:p>
      <text:p text:style-name="Secondary">Loathes fat or rich foods. </text:p>
      <text:p text:style-name="Secondary">Nausea; with shivers. </text:p>
      <text:p text:style-name="Secondary">Stomach heavy; at night. </text:p>
      <text:p text:style-name="Secondary">Vomits food. </text:p>
      <text:p text:style-name="Secondary">Fulness in abdomen after eating. </text:p>
      <text:p text:style-name="Secondary"><text:span text:style-name="Emphasis">Pale, </text:span>hard or flocculent stools. </text:p>
      <text:p text:style-name="Secondary"><text:span text:style-name="Emphasis">Anus, soren </text:span>&lt; walking or stools; itching or crawling, after stool. </text:p>
      <text:p text:style-name="Secondary">Piles. </text:p>
      <text:p text:style-name="Secondary">Dribbling urination. </text:p>
      <text:p text:style-name="Secondary">Nephritis. </text:p>
      <text:p text:style-name="Secondary">Difficult or oppressed breathing. </text:p>
      <text:p text:style-name="Secondary">Bronchitis. </text:p>
      <text:p text:style-name="Secondary">Expectoration sticky or flies from mouth. </text:p>
      <text:p text:style-name="Secondary">Dark, clotted or tarry menses. </text:p>
      <text:p text:style-name="Secondary">Rawness in chest. </text:p>
      <text:p text:style-name="Secondary">Flushes of heat in chest. </text:p>
      <text:p text:style-name="Secondary">Coldness at heart. </text:p>
      <text:p text:style-name="Secondary">Painful breasts before or at menses. </text:p>
      <text:p text:style-name="Secondary">Heaviness under r. </text:p>
      <text:p text:style-name="Secondary">shoulder. </text:p>
      <text:p text:style-name="Secondary">Buzzing under l. </text:p>
      <text:p text:style-name="Secondary">scapula. </text:p>
      <text:p text:style-name="Secondary">Backache, &gt; lying. </text:p>
      <text:p text:style-name="Secondary">Lightning pains from small of back to feet. </text:p>
      <text:p text:style-name="Secondary">Cold hands and feet. </text:p>
      <text:p text:style-name="Secondary">Cramps in limbs; in legs. </text:p>
      <text:p text:style-name="Secondary">Twitching thighs. </text:p>
      <text:p text:style-name="Secondary">Tension in legs alternates with tension in arm (l). </text:p>
      <text:p text:style-name="Secondary">Cold foot-sweat. </text:p>
      <text:p text:style-name="Secondary">Cutting in bones (Saba.). </text:p>
      <text:p text:style-name="Secondary">Branny skin. </text:p>
      <text:p text:style-name="Secondary">Anxious dreams. </text:p>
      <text:p text:style-name="SK-MM-Remedy-Reference">Complementary: Calc-s. Follows: Fer-p. Related: Bry. Pul.</text:p>
      <text:p text:style-name="Standard"/>
      <text:p text:style-name="SK-MM-Rem-Short">Kali-n.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SK-MM-Rem">KALIUM <text:soft-page-break/>NITRICUM</text:p>
          </table:table-cell>
          <table:table-cell table:style-name="Table8.A1" office:value-type="string">
            <text:p text:style-name="Standard">L1</text:p>
          </table:table-cell>
          <table:table-cell table:style-name="Table8.A1" office:value-type="string">
            <text:p text:style-name="Standard">L2</text:p>
          </table:table-cell>
          <table:table-cell table:style-name="Table8.A1" office:value-type="string">
            <text:p text:style-name="Standard">L3</text:p>
          </table:table-cell>
          <table:table-cell table:style-name="Table8.A1" office:value-type="string">
            <text:p text:style-name="Standard">fnot<text:soft-page-break/>e</text:p>
          </table:table-cell>
          <table:table-cell table:style-name="Table8.A1" office:value-type="string">
            <text:p text:style-name="Standard"/>
          </table:table-cell>
          <table:table-cell table:style-name="Table8.G1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>Region </text:p>
          </table:table-cell>
          <table:table-cell table:style-name="Table8.A2" office:value-type="string">
            <text:p text:style-name="SK-MM-L1">Cavities</text:p>
          </table:table-cell>
          <table:table-cell table:style-name="Table8.A2" office:value-type="string">
            <text:p text:style-name="SK-MM-L2">Blood-vessels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Heart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K-MM-L1"/>
          </table:table-cell>
          <table:table-cell table:style-name="Table8.A2" office:value-type="string">
            <text:p text:style-name="SK-MM-L2"><text:span text:style-name="Emphasis">Kidneys</text:span></text:p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Vaso-motor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Region"/>
          </table:table-cell>
          <table:table-cell table:style-name="Table8.A2" office:value-type="string">
            <text:p text:style-name="SK-MM-L1">Respiratory organs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>Worse</text:p>
          </table:table-cell>
          <table:table-cell table:style-name="Table8.A2" office:value-type="string">
            <text:p text:style-name="SK-MM-L1"><text:span text:style-name="Emphasis">Walking</text:span>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Damp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Taking cold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Veal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Worse"/>
          </table:table-cell>
          <table:table-cell table:style-name="Table8.A2" office:value-type="string">
            <text:p text:style-name="SK-MM-L1">Lying with head low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  <table:table-row>
          <table:table-cell table:style-name="Table8.A2" office:value-type="string">
            <text:p text:style-name="SK-MM-Better">Better</text:p>
          </table:table-cell>
          <table:table-cell table:style-name="Table8.A2" office:value-type="string">
            <text:p text:style-name="SK-MM-L1">Gentle motion</text:p>
          </table:table-cell>
          <table:table-cell table:style-name="Table8.A2" office:value-type="string">
            <text:p text:style-name="SK-MM-L2"/>
          </table:table-cell>
          <table:table-cell table:style-name="Table8.A2" office:value-type="string">
            <text:p text:style-name="SK-MM-L3"/>
          </table:table-cell>
          <table:table-cell table:style-name="Table8.A2" office:value-type="string">
            <text:p text:style-name="Standard"/>
          </table:table-cell>
          <table:table-cell table:style-name="Table8.A2" office:value-type="string">
            <text:p text:style-name="Standard"/>
          </table:table-cell>
          <table:table-cell table:style-name="Table8.G2" office:value-type="string">
            <text:p text:style-name="Standard"/>
          </table:table-cell>
        </table:table-row>
      </table:table>
      <text:p text:style-name="Standard"><text:line-break/></text:p>
      <text:p text:style-name="Primary">Increased secretion into cavities. </text:p>
      <text:p text:style-name="Primary">Very weak. </text:p>
      <text:p text:style-name="Primary"><text:span text:style-name="Emphasis">Hæmorrhage. </text:span></text:p>
      <text:p text:style-name="Primary">Sudden œdema. </text:p>
      <text:p text:style-name="Primary">Throbbing. </text:p>
      <text:p text:style-name="Primary">Dull stitches. </text:p>
      <text:p text:style-name="Primary"><text:span text:style-name="Emphasis">Numb, </text:span>as if wooden. </text:p>
      <text:p text:style-name="Primary"/>
      <text:p text:style-name="Secondary">Faintness. </text:p>
      <text:p text:style-name="Secondary">External angle of r. </text:p>
      <text:p text:style-name="Secondary">eye twitches, &lt; chewing. </text:p>
      <text:p text:style-name="Secondary">Nausea. </text:p>
      <text:p text:style-name="Secondary">Epigastric or sub-sternal pains go toward axillæ. </text:p>
      <text:p text:style-name="Secondary">Dark, fluid stools. </text:p>
      <text:p text:style-name="Secondary">Dull kidney pains. </text:p>
      <text:p text:style-name="Secondary"><text:span text:style-name="Emphasis">Diuresis. </text:span></text:p>
      <text:p text:style-name="Secondary">Profuse, inky menses. </text:p>
      <text:p text:style-name="Secondary">Rapid, gasping breathing; sits upright. </text:p>
      <text:p text:style-name="Secondary">VIOLENT DYSPNŒA; can only drink in sips. </text:p>
      <text:p text:style-name="Secondary">Congestion of r. </text:p>
      <text:p text:style-name="Secondary">lung. </text:p>
      <text:p text:style-name="Secondary">Asthma. </text:p>
      <text:p text:style-name="Secondary">Free, sour expectoration &gt;. </text:p>
      <text:p text:style-name="Secondary">Relapses of phthisis. </text:p>
      <text:p text:style-name="Secondary">Palpitation, &lt; lying. </text:p>
      <text:p text:style-name="Secondary">Pain from back into chest. </text:p>
      <text:p text:style-name="Secondary">Hands and fingers feel swelled. </text:p>
      <text:p text:style-name="Secondary">External coldness; chin; skin. </text:p>
      <text:p text:style-name="Secondary">Internal burning. </text:p>
      <text:p text:style-name="SK-MM-Remedy-Reference"><text:soft-page-break/>Related: Cam. Glon.</text:p>
      <text:p text:style-name="Standard"/>
      <text:p text:style-name="SK-MM-Rem-Short">Kali-p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SK-MM-Rem">KALIUM PHOSPHORICUM</text:p>
          </table:table-cell>
          <table:table-cell table:style-name="Table9.A1" office:value-type="string">
            <text:p text:style-name="Standard">L1</text:p>
          </table:table-cell>
          <table:table-cell table:style-name="Table9.A1" office:value-type="string">
            <text:p text:style-name="Standard">L2</text:p>
          </table:table-cell>
          <table:table-cell table:style-name="Table9.A1" office:value-type="string">
            <text:p text:style-name="Standard">L3</text:p>
          </table:table-cell>
          <table:table-cell table:style-name="Table9.A1" office:value-type="string">
            <text:p text:style-name="Standard">fnote</text:p>
          </table:table-cell>
          <table:table-cell table:style-name="Table9.A1" office:value-type="string">
            <text:p text:style-name="Standard"/>
          </table:table-cell>
          <table:table-cell table:style-name="Table9.G1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>Region </text:p>
          </table:table-cell>
          <table:table-cell table:style-name="Table9.A2" office:value-type="string">
            <text:p text:style-name="SK-MM-L1">Nerves</text:p>
          </table:table-cell>
          <table:table-cell table:style-name="Table9.A2" office:value-type="string">
            <text:p text:style-name="SK-MM-L2">Brai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ord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Excretions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Region"/>
          </table:table-cell>
          <table:table-cell table:style-name="Table9.A2" office:value-type="string">
            <text:p text:style-name="SK-MM-L1">One side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Worse">Worse</text:p>
          </table:table-cell>
          <table:table-cell table:style-name="Table9.A2" office:value-type="string">
            <text:p text:style-name="SK-MM-L1">Slight</text:p>
          </table:table-cell>
          <table:table-cell table:style-name="Table9.A2" office:value-type="string">
            <text:p text:style-name="SK-MM-L2">Excitement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<text:span text:style-name="Emphasis">Worry</text:span>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Mental fatigue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Touch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Pain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Colddry air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K-MM-L1"/>
          </table:table-cell>
          <table:table-cell table:style-name="Table9.A2" office:value-type="string">
            <text:p text:style-name="SK-MM-L2">Puberty</text:p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>Better</text:p>
          </table:table-cell>
          <table:table-cell table:style-name="Table9.A2" office:value-type="string">
            <text:p text:style-name="SK-MM-L1">Sleep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Eating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K-MM-Better"/>
          </table:table-cell>
          <table:table-cell table:style-name="Table9.A2" office:value-type="string">
            <text:p text:style-name="SK-MM-L1">Gentle motion (Fer</text:p>
          </table:table-cell>
          <table:table-cell table:style-name="Table9.A2" office:value-type="string">
            <text:p text:style-name="SK-MM-L2"/>
          </table:table-cell>
          <table:table-cell table:style-name="Table9.A2" office:value-type="string">
            <text:p text:style-name="SK-MM-L3"/>
          </table:table-cell>
          <table:table-cell table:style-name="Table9.A2" office:value-type="string">
            <text:p text:style-name="Standard"/>
          </table:table-cell>
          <table:table-cell table:style-name="Table9.A2" office:value-type="string">
            <text:p text:style-name="Standard"/>
          </table:table-cell>
          <table:table-cell table:style-name="Table9.G2" office:value-type="string">
            <text:p text:style-name="Standard"/>
          </table:table-cell>
        </table:table-row>
      </table:table>
      <text:p text:style-name="Standard"><text:line-break/></text:p>
      <text:p text:style-name="Primary"><text:span text:style-name="Strong_20_Emphasis">NERVOUS, SENSITIVE, WEAK AND EASILY FAGGED, </text:span>especially by pain, etc. </text:p>
      <text:p text:style-name="Primary">Neurasthenia. </text:p>
      <text:p text:style-name="Primary">Paralysis. </text:p>
      <text:p text:style-name="Primary"><text:span text:style-name="Strong_20_Emphasis">PUTRID, </text:span>or golden-yellow excretions; coat on tongue, stool, etc. </text:p>
      <text:p text:style-name="Primary">Foul odor of body. </text:p>
      <text:p text:style-name="Primary">Carrion odor of secretions. </text:p>
      <text:p text:style-name="Primary">Irregular menses, pulse, etc. </text:p>
      <text:p text:style-name="Primary">Stitches. </text:p>
      <text:p text:style-name="Primary">Little pain. </text:p>
      <text:p text:style-name="Primary">Paralytic weakness. </text:p>
      <text:p text:style-name="Primary"/>
      <text:p text:style-name="Secondary">Shyness. </text:p>
      <text:p text:style-name="Secondary">Nervous and sensitive. </text:p>
      <text:p text:style-name="Secondary">Dread. </text:p>
      <text:p text:style-name="Secondary">Gloom. </text:p>
      <text:p text:style-name="Secondary">Averse to her own. </text:p>
      <text:p text:style-name="Secondary">Angry. </text:p>
      <text:p text:style-name="Secondary">Vertigo on facing sun. </text:p>
      <text:p text:style-name="Secondary">Eyes; burn, sting and swim in tears; yellow-gray, milky secretion; left lid droops. </text:p>
      <text:p text:style-name="Secondary">Retinitis. </text:p>
      <text:p text:style-name="Secondary">Reflex eye symptoms. </text:p>
      <text:p text:style-name="Secondary"><text:soft-page-break/>Itching in posterior nares. </text:p>
      <text:p text:style-name="Secondary"><text:span text:style-name="Emphasis">Sneezing; </text:span>at 2 A.M. </text:p>
      <text:p text:style-name="Secondary">Hay fever; pro-phylactic. </text:p>
      <text:p text:style-name="Secondary"><text:span text:style-name="Emphasis">Sad, </text:span>care-worn look. </text:p>
      <text:p text:style-name="Secondary">Brown stripe at edge of hair. </text:p>
      <text:p text:style-name="Secondary">Palate feels greasy. </text:p>
      <text:p text:style-name="Secondary">Tongue yellow, like liquid mustard. </text:p>
      <text:p text:style-name="Secondary">Aphthæ. </text:p>
      <text:p text:style-name="Secondary">Craves ice water, vinegar and sweets. </text:p>
      <text:p text:style-name="Secondary">Craving hunger; soon after eating; and weakness follow painless, watery stools. </text:p>
      <text:p text:style-name="Secondary">Entero-colitis. </text:p>
      <text:p text:style-name="Secondary">Empty gnawing in stomach, &gt; eating. </text:p>
      <text:p text:style-name="Secondary">Cutting in abdomen. </text:p>
      <text:p text:style-name="Secondary">Golden yellow, putrid, hot stools. </text:p>
      <text:p text:style-name="Secondary">Milky urine. </text:p>
      <text:p text:style-name="Secondary">Enuresis nocturna. </text:p>
      <text:p text:style-name="Secondary">Sexual erethism, with prostration after coition or nightly emissions. </text:p>
      <text:p text:style-name="Secondary">Horribly foul leucorrhœa. </text:p>
      <text:p text:style-name="Secondary">Aphonia. </text:p>
      <text:p text:style-name="Secondary">Nervous asthma. </text:p>
      <text:p text:style-name="Secondary">Axillary sweat smells of onions. </text:p>
      <text:p text:style-name="Secondary">Spinal irritation. </text:p>
      <text:p text:style-name="Secondary">Prickling hands and feet. </text:p>
      <text:p text:style-name="Secondary">Numb fingertips. </text:p>
      <text:p text:style-name="Secondary">Foot feels frost-bitten. </text:p>
      <text:p text:style-name="Secondary">Pains in soles. </text:p>
      <text:p text:style-name="Secondary">Drowsy. </text:p>
      <text:p text:style-name="Secondary"><text:span text:style-name="Emphasis">Yawning. </text:span></text:p>
      <text:p text:style-name="Secondary">Inactive skin. </text:p>
      <text:p text:style-name="SK-MM-Remedy-Reference">Related: Caus. Coccl. Pic-ac. Zin.</text:p>
      <text:p text:style-name="Standard"/>
      <text:p text:style-name="SK-MM-Rem-Short">Kali-s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office:value-type="string">
            <text:p text:style-name="SK-MM-Rem">KALIUM SULFURICUM</text:p>
          </table:table-cell>
          <table:table-cell table:style-name="Table10.A1" office:value-type="string">
            <text:p text:style-name="Standard">L1</text:p>
          </table:table-cell>
          <table:table-cell table:style-name="Table10.A1" office:value-type="string">
            <text:p text:style-name="Standard">L2</text:p>
          </table:table-cell>
          <table:table-cell table:style-name="Table10.A1" office:value-type="string">
            <text:p text:style-name="Standard">L3</text:p>
          </table:table-cell>
          <table:table-cell table:style-name="Table10.A1" office:value-type="string">
            <text:p text:style-name="Standard">fnote</text:p>
          </table:table-cell>
          <table:table-cell table:style-name="Table10.A1" office:value-type="string">
            <text:p text:style-name="Standard"/>
          </table:table-cell>
          <table:table-cell table:style-name="Table10.G1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>Region </text:p>
          </table:table-cell>
          <table:table-cell table:style-name="Table10.A2" office:value-type="string">
            <text:p text:style-name="SK-MM-L1"><text:span text:style-name="Strong_20_Emphasis">EPITHELIUM</text:span></text:p>
          </table:table-cell>
          <table:table-cell table:style-name="Table10.A2" office:value-type="string">
            <text:p text:style-name="SK-MM-L2">Respiratory organs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K-MM-L1"/>
          </table:table-cell>
          <table:table-cell table:style-name="Table10.A2" office:value-type="string">
            <text:p text:style-name="SK-MM-L2"><text:span text:style-name="Emphasis">Skin</text:span></text:p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Region"/>
          </table:table-cell>
          <table:table-cell table:style-name="Table10.A2" office:value-type="string">
            <text:p text:style-name="SK-MM-L1">Glands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>Worse</text:p>
          </table:table-cell>
          <table:table-cell table:style-name="Table10.A2" office:value-type="string">
            <text:p text:style-name="SK-MM-L1"><text:span text:style-name="Emphasis">Warmth</text:span>; roomair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Noise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Consolation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Worse"/>
          </table:table-cell>
          <table:table-cell table:style-name="Table10.A2" office:value-type="string">
            <text:p text:style-name="SK-MM-L1">Even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>Better</text:p>
          </table:table-cell>
          <table:table-cell table:style-name="Table10.A2" office:value-type="string">
            <text:p text:style-name="SK-MM-L1"><text:span text:style-name="Emphasis">Cool air</text:span>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Walk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  <table:table-row>
          <table:table-cell table:style-name="Table10.A2" office:value-type="string">
            <text:p text:style-name="SK-MM-Better"/>
          </table:table-cell>
          <table:table-cell table:style-name="Table10.A2" office:value-type="string">
            <text:p text:style-name="SK-MM-L1">Fasting</text:p>
          </table:table-cell>
          <table:table-cell table:style-name="Table10.A2" office:value-type="string">
            <text:p text:style-name="SK-MM-L2"/>
          </table:table-cell>
          <table:table-cell table:style-name="Table10.A2" office:value-type="string">
            <text:p text:style-name="SK-MM-L3"/>
          </table:table-cell>
          <table:table-cell table:style-name="Table10.A2" office:value-type="string">
            <text:p text:style-name="Standard"/>
          </table:table-cell>
          <table:table-cell table:style-name="Table10.A2" office:value-type="string">
            <text:p text:style-name="Standard"/>
          </table:table-cell>
          <table:table-cell table:style-name="Table10.G2" office:value-type="string">
            <text:p text:style-name="Standard"/>
          </table:table-cell>
        </table:table-row>
      </table:table>
      <text:p text:style-name="Standard"><text:line-break/><text:soft-page-break/></text:p>
      <text:p text:style-name="Primary">Torpid processes. </text:p>
      <text:p text:style-name="Primary"><text:span text:style-name="Strong_20_Emphasis">PROFUSE, DEEP YELLOW DISCHARGES; </text:span>thin or sticky. </text:p>
      <text:p text:style-name="Primary"><text:span text:style-name="Emphasis">Suppuration. </text:span></text:p>
      <text:p text:style-name="Primary"><text:span text:style-name="Emphasis">Stitching, </text:span>tearing, festering pains, that shift about. </text:p>
      <text:p text:style-name="Primary"/>
      <text:p text:style-name="Secondary"><text:span text:style-name="Emphasis">Hurried. </text:span></text:p>
      <text:p text:style-name="Secondary">Irritable. </text:p>
      <text:p text:style-name="Secondary"><text:span text:style-name="Emphasis">Yellow, </text:span>slimy tongue. </text:p>
      <text:p text:style-name="Secondary">As of a heavy load on stomach. </text:p>
      <text:p text:style-name="Secondary">Oxaluria. </text:p>
      <text:p text:style-name="Secondary">Pyelitis. </text:p>
      <text:p text:style-name="Secondary">Croupy hoarseness. </text:p>
      <text:p text:style-name="Secondary">Coarse rattle in chest. </text:p>
      <text:p text:style-name="Secondary">Arthritic nodes. </text:p>
      <text:p text:style-name="Secondary">Rheumatism, &lt; heat. </text:p>
      <text:p text:style-name="Secondary">Dry skin. </text:p>
      <text:p text:style-name="Secondary"><text:span text:style-name="Emphasis">Desquamation. </text:span></text:p>
      <text:p text:style-name="Secondary">Ulcers ooze thin, yellow water. </text:p>
      <text:p text:style-name="Secondary"><text:span text:style-name="Emphasis">Profuse, </text:span>easy sweat. </text:p>
      <text:p text:style-name="SK-MM-Remedy-Reference">Related: Pul.</text:p>
      <text:p text:style-name="Standard"/>
      <text:p text:style-name="SK-MM-Rem-Short">Kalm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>
          <table:table-cell table:style-name="Table11.A1" office:value-type="string">
            <text:p text:style-name="SK-MM-Rem">KALMIA LATIFOLIA</text:p>
          </table:table-cell>
          <table:table-cell table:style-name="Table11.A1" office:value-type="string">
            <text:p text:style-name="Standard">L1</text:p>
          </table:table-cell>
          <table:table-cell table:style-name="Table11.A1" office:value-type="string">
            <text:p text:style-name="Standard">L2</text:p>
          </table:table-cell>
          <table:table-cell table:style-name="Table11.A1" office:value-type="string">
            <text:p text:style-name="Standard">L3</text:p>
          </table:table-cell>
          <table:table-cell table:style-name="Table11.A1" office:value-type="string">
            <text:p text:style-name="Standard">fnote</text:p>
          </table:table-cell>
          <table:table-cell table:style-name="Table11.A1" office:value-type="string">
            <text:p text:style-name="Standard"/>
          </table:table-cell>
          <table:table-cell table:style-name="Table11.G1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>Region</text:p>
          </table:table-cell>
          <table:table-cell table:style-name="Table11.A2" office:value-type="string">
            <text:p text:style-name="SK-MM-L1"><text:span text:style-name="Strong_20_Emphasis">NERVES</text:span></text:p>
          </table:table-cell>
          <table:table-cell table:style-name="Table11.A2" office:value-type="string">
            <text:p text:style-name="SK-MM-L2"><text:span text:style-name="Strong_20_Emphasis">SPINAL</text:span></text:p>
          </table:table-cell>
          <table:table-cell table:style-name="Table11.A2" office:value-type="string">
            <text:p text:style-name="SK-MM-L3"><text:span text:style-name="Strong_20_Emphasis">R</text:span></text:p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<text:span text:style-name="Strong_20_Emphasis">HEART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<text:span text:style-name="Emphasis">Circulation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Joints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<text:span text:style-name="Emphasis">Skin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Rightheaddeltoid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Region"/>
          </table:table-cell>
          <table:table-cell table:style-name="Table11.A2" office:value-type="string">
            <text:p text:style-name="SK-MM-L1">Leftchestarm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>Worse</text:p>
          </table:table-cell>
          <table:table-cell table:style-name="Table11.A2" office:value-type="string">
            <text:p text:style-name="SK-MM-L1"><text:span text:style-name="Strong_20_Emphasis">MOTION</text:span></text:p>
          </table:table-cell>
          <table:table-cell table:style-name="Table11.A2" office:value-type="string">
            <text:p text:style-name="SK-MM-L2">Lying on L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side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Bending Forward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K-MM-L1"/>
          </table:table-cell>
          <table:table-cell table:style-name="Table11.A2" office:value-type="string">
            <text:p text:style-name="SK-MM-L2">Looking down</text:p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Heat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Becoming cold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Worse"/>
          </table:table-cell>
          <table:table-cell table:style-name="Table11.A2" office:value-type="string">
            <text:p text:style-name="SK-MM-L1">With the sun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>Better</text:p>
          </table:table-cell>
          <table:table-cell table:style-name="Table11.A2" office:value-type="string">
            <text:p text:style-name="SK-MM-L1"><text:span text:style-name="Emphasis">Eating</text:span>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/>
          </table:table-cell>
          <table:table-cell table:style-name="Table11.A2" office:value-type="string">
            <text:p text:style-name="SK-MM-L1">Cloudy weather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  <table:table-row>
          <table:table-cell table:style-name="Table11.A2" office:value-type="string">
            <text:p text:style-name="SK-MM-Better"/>
          </table:table-cell>
          <table:table-cell table:style-name="Table11.A2" office:value-type="string">
            <text:p text:style-name="SK-MM-L1">Continued motion</text:p>
          </table:table-cell>
          <table:table-cell table:style-name="Table11.A2" office:value-type="string">
            <text:p text:style-name="SK-MM-L2"/>
          </table:table-cell>
          <table:table-cell table:style-name="Table11.A2" office:value-type="string">
            <text:p text:style-name="SK-MM-L3"/>
          </table:table-cell>
          <table:table-cell table:style-name="Table11.A2" office:value-type="string">
            <text:p text:style-name="Standard"/>
          </table:table-cell>
          <table:table-cell table:style-name="Table11.A2" office:value-type="string">
            <text:p text:style-name="Standard"/>
          </table:table-cell>
          <table:table-cell table:style-name="Table11.G2" office:value-type="string">
            <text:p text:style-name="Standard"/>
          </table:table-cell>
        </table:table-row>
      </table:table>
      <text:p text:style-name="Standard"><text:soft-page-break/><text:line-break/></text:p>
      <text:p text:style-name="Primary"><text:span text:style-name="Emphasis">Aching, bruised, </text:span>stiff feeling. </text:p>
      <text:p text:style-name="Primary"><text:span text:style-name="Emphasis">Tingling, numbness, </text:span>trembling or paralytic weakness. </text:p>
      <text:p text:style-name="Primary">Changing pains; shoot outward along nerves; or dull tearing, crushing, moving downward, then suddenly, to heart or alternating with cardiac symptoms, or between upper and lower limbs. </text:p>
      <text:p text:style-name="Primary">Neuralgia. </text:p>
      <text:p text:style-name="Primary">Rheumatism. </text:p>
      <text:p text:style-name="Primary"/>
      <text:p text:style-name="Secondary">Vertigo. </text:p>
      <text:p text:style-name="Secondary">Cracking noise in head. </text:p>
      <text:p text:style-name="Secondary">Shooting from nape to vertex and face. </text:p>
      <text:p text:style-name="Secondary">Maddening supra-orbital (r) pain. </text:p>
      <text:p text:style-name="Secondary"><text:span text:style-name="Strong_20_Emphasis">HEART; </text:span>irritable; pains; <text:span text:style-name="Emphasis">sharp, </text:span>burning; formication; <text:span text:style-name="Emphasis">numbness, </text:span>weakn radiating to l. </text:p>
      <text:p text:style-name="Secondary">scapula or arm; taking away the breath; fluttering; palpitation, visible; paralysis. </text:p>
      <text:p text:style-name="Secondary">Pulse very slow; weakn tremulous. </text:p>
      <text:p text:style-name="Secondary">Brachialgia. </text:p>
      <text:p text:style-name="Secondary">Stiff, eyelids, lips, skin, etc. </text:p>
      <text:p text:style-name="SK-MM-Remedy-Reference">Complementary: Benz-ac. Spi. Related: Aco. Dig. Rhus-t. Spi.</text:p>
      <text:p text:style-name="Standard"/>
      <text:p text:style-name="Standard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ewsGoth Cn BT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SK-MM-L1" style:family="paragraph" style:parent-style-name="Standard">
      <style:text-properties fo:font-size="14pt"/>
    </style:style>
    <style:style style:name="SK-MM-L2" style:family="paragraph" style:parent-style-name="Standard"/>
    <style:style style:name="SK-MM-L3" style:family="paragraph" style:parent-style-name="Standard">
      <style:text-properties fo:font-size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imary" style:family="paragraph" style:parent-style-name="Standard" style:auto-update="true">
      <style:text-properties fo:color="#800000"/>
    </style:style>
    <style:style style:name="Secondary" style:family="paragraph" style:parent-style-name="Standard" style:auto-update="true">
      <style:text-properties fo:color="#008000"/>
    </style:style>
    <style:style style:name="SK-MM-Rem" style:family="paragraph" style:parent-style-name="Table_20_Contents" style:auto-update="true"/>
    <style:style style:name="SK-MM-Fnote" style:family="paragraph" style:parent-style-name="Table_20_Contents" style:auto-update="true"/>
    <style:style style:name="SK-MM-Area" style:family="paragraph" style:parent-style-name="Table_20_Contents" style:auto-update="true">
      <style:paragraph-properties fo:background-color="transparent">
        <style:background-image/>
      </style:paragraph-properties>
      <style:text-properties fo:font-weight="bold"/>
    </style:style>
    <style:style style:name="SK-MM-Worse" style:family="paragraph" style:parent-style-name="SK-MM-Area" style:auto-update="true"/>
    <style:style style:name="SK-MM-Better" style:family="paragraph" style:parent-style-name="Table_20_Contents" style:auto-update="true">
      <style:text-properties fo:font-weight="bold"/>
    </style:style>
    <style:style style:name="SK-MM-Region" style:family="paragraph" style:parent-style-name="SK-MM-Area" style:auto-update="true"/>
    <style:style style:name="SK-MM-Remedy-Reference" style:family="paragraph" style:parent-style-name="Standard" style:auto-update="true"/>
    <style:style style:name="SK-MM-Rem-Short" style:family="paragraph" style:parent-style-name="Standard" style:auto-update="true"/>
    <style:style style:name="Example" style:family="text">
      <style:text-properties style:font-name="Courier New" style:font-name-asian="NSimSun" style:font-name-complex="Courier New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Drop_20_Caps" style:display-name="Drop Caps" style:family="text"/>
    <style:style style:name="Footnote_20_Symbol" style:display-name="Foot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K-RemRef" style:family="text">
      <style:text-properties fo:font-size="10.5pt" fo:font-style="italic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12" meta:image-count="0" meta:object-count="0" meta:page-count="17" meta:paragraph-count="765" meta:word-count="2298" meta:character-count="15453"/>
    <dc:date>2012-09-06T00:05:05.82</dc:date>
    <meta:editing-duration>PT4M1S</meta:editing-duration>
    <meta:editing-cycles>1</meta:editing-cycles>
  </office:meta>
</office:document-meta>
</file>